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 style:writing-mode="lr-tb"/>
      <style:text-properties officeooo:paragraph-rsid="001c5204"/>
    </style:style>
    <style:style style:name="P3" style:family="paragraph" style:parent-style-name="Standard">
      <style:paragraph-properties fo:text-align="center" style:justify-single-word="false"/>
      <style:text-properties officeooo:paragraph-rsid="001c520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5204"/>
    </style:style>
    <style:style style:name="P5" style:family="paragraph" style:parent-style-name="Standard">
      <style:paragraph-properties fo:text-align="start" style:justify-single-word="false"/>
      <style:text-properties officeooo:paragraph-rsid="001c5204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c5204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c520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c5204"/>
    </style:style>
    <style:style style:name="T4" style:family="text">
      <style:text-properties officeooo:rsid="001c5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2.03" style:data-style-name="N0">2.03</text:variable-set>: The Definition of Acceleration</text:p>
      <text:p text:style-name="P5"/>
      <text:list xml:id="list5723166499048389569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5742723831283" text:continue-numbering="true" text:style-name="L1">
        <text:list-item>
          <text:p text:style-name="P4">A car starts from a stop at a traffic light that has just turned green. <text:s/>The car accelerates at a rate of <text:span text:style-name="T4">2 </text:span>m/s<text:span text:style-name="T1">2</text:span><text:span text:style-name="T2">. <text:s/>How fast is the car traveling after </text:span><text:span text:style-name="T3">6</text:span><text:span text:style-name="T2"> seconds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744296226692" text:continue-numbering="true" text:style-name="L1">
        <text:list-item>
          <text:p text:style-name="P6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743158460748" text:continue-numbering="true" text:style-name="L1">
        <text:list-item>
          <text:p text:style-name="P4"><text:span text:style-name="T2">You are skydiving, and are falling at your terminal velocity of 60 m/s. <text:s/>You pull your parachute, and decelerate to a speed of 10 m/s, at a rate of 5 m/s</text:span><text:span text:style-name="T1">2</text:span><text:span text:style-name="T2">. <text:s/>How long did it take you to reach your final velocity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744030750216" text:continue-numbering="true" text:style-name="L1">
        <text:list-item>
          <text:p text:style-name="P6">A car is driving on Lee Trevino at 20 m/s when the driver sees a red light. <text:s/>The driver slows the car to a stop over the next 8 seconds. <text:s/>What is the acceleration of the car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744400872464" text:continue-numbering="true" text:style-name="L1">
        <text:list-item>
          <text:p text:style-name="P6"><text:soft-page-break/>A Lauren is walking at 2 m/s when she is startled by Benny walking behind her. Over the next two seconds, she starts to run at 6 m/s. What was her acceleration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744514330445" text:continue-numbering="true" text:style-name="L1">
        <text:list-item>
          <text:p text:style-name="P6">A plane is traveling 250 m/s when it touches down on the runway while landing. <text:s/>It comes to a complete stop in 25 seconds. <text:s/>What is the acceleration of the plan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5742684566887" text:continue-numbering="true" text:style-name="L1">
        <text:list-item>
          <text:p text:style-name="P6">Elijah is driving a car with a top acceleration of 12 m/s. <text:s/>If he starts from a stop, and accelerates for 3 seconds, what is the speed his car will be going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5742865873247" text:continue-numbering="true" text:style-name="L1">
        <text:list-item>
          <text:p text:style-name="P2"><text:span text:style-name="T2">Celina is marching forward at a speed of 1 m/s when she starts to march backward at a speed of 2 m/s. <text:s/>If she accelerates at 12 m/s</text:span><text:span text:style-name="T1">2</text:span><text:span text:style-name="T2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3-11-03T13:57:42.486472679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45.114102223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3:57:42.432262226</dc:date>
    <dc:creator>Jonas Williamson</dc:creator>
    <meta:document-statistic meta:table-count="0" meta:image-count="2" meta:object-count="0" meta:page-count="2" meta:paragraph-count="12" meta:word-count="326" meta:character-count="1669" meta:non-whitespace-character-count="1315"/>
  </office:meta>
</office:document-meta>
</file>